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Helvetica Neue" svg:font-family="'Helvetica Neue', Helvetica, Arial, sans-serif"/>
    <style:font-face style:name="Monaco" svg:font-family="Monaco, Menlo, Consolas, 'Courier New', monospace"/>
    <style:font-face style:name="Roboto Condensed" svg:font-family="'Roboto Condensed', Arial, sans-serif"/>
    <style:font-face style:name="Times New Roman" svg:font-family="'Times New Roman'"/>
    <style:font-face style:name="Verdana" svg:font-family="Verdana, sans-serif"/>
    <style:font-face style:name="arial" svg:font-family="arial, sans-serif"/>
    <style:font-face style:name="helvetica" svg:font-family="helvetica"/>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6ff30" officeooo:paragraph-rsid="0006ff30" style:font-size-asian="16pt" style:font-weight-asian="bold" style:font-size-complex="16pt" style:font-weight-complex="bold"/>
    </style:style>
    <style:style style:name="P2" style:family="paragraph" style:parent-style-name="Standard">
      <style:text-properties fo:font-size="13pt" style:text-underline-style="solid" style:text-underline-width="auto" style:text-underline-color="font-color" fo:font-weight="bold" officeooo:rsid="0006ff30" officeooo:paragraph-rsid="0006ff30" style:font-size-asian="11.3500003814697pt" style:font-weight-asian="bold" style:font-size-complex="13pt" style:font-weight-complex="bold"/>
    </style:style>
    <style:style style:name="P3"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ff30" officeooo:paragraph-rsid="0006ff30" style:font-size-asian="11.3500003814697pt" style:font-weight-asian="bold" style:font-size-complex="13pt" style:font-weight-complex="bold"/>
    </style:style>
    <style:style style:name="P4" style:family="paragraph" style:parent-style-name="Standard">
      <style:text-properties fo:font-size="13pt" style:text-underline-style="none" fo:font-weight="bold" officeooo:rsid="0006ff30" officeooo:paragraph-rsid="0006ff30" style:font-size-asian="11.3500003814697pt" style:font-weight-asian="bold" style:font-size-complex="13pt" style:font-weight-complex="bold"/>
    </style:style>
    <style:style style:name="P5" style:family="paragraph" style:parent-style-name="Standard">
      <style:text-properties fo:font-size="13pt" style:text-underline-style="none" fo:font-weight="normal" officeooo:rsid="0006ff30" officeooo:paragraph-rsid="0006ff30"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officeooo:rsid="0009032e" officeooo:paragraph-rsid="0009032e"/>
    </style:style>
    <style:style style:name="P7" style:family="paragraph" style:parent-style-name="Standard">
      <style:paragraph-properties fo:text-align="justify" style:justify-single-word="false"/>
      <style:text-properties officeooo:rsid="000ae917" officeooo:paragraph-rsid="000ae917"/>
    </style:style>
    <style:style style:name="P8" style:family="paragraph" style:parent-style-name="Standard">
      <style:paragraph-properties fo:text-align="justify" style:justify-single-word="false"/>
      <style:text-properties officeooo:rsid="000c26ab" officeooo:paragraph-rsid="000c26ab"/>
    </style:style>
    <style:style style:name="P9" style:family="paragraph" style:parent-style-name="Standard">
      <style:paragraph-properties fo:text-align="justify" style:justify-single-word="false"/>
      <style:text-properties officeooo:rsid="000c8574" officeooo:paragraph-rsid="000c26ab"/>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64f83"/>
    </style:style>
    <style:style style:name="P12" style:family="paragraph" style:parent-style-name="Standard">
      <style:paragraph-properties fo:text-align="justify" style:justify-single-word="false"/>
      <style:text-properties officeooo:paragraph-rsid="000c26ab"/>
    </style:style>
    <style:style style:name="P13" style:family="paragraph" style:parent-style-name="Standard">
      <style:paragraph-properties fo:text-align="justify" style:justify-single-word="false"/>
      <style:text-properties officeooo:paragraph-rsid="000d7bc5"/>
    </style:style>
    <style:style style:name="P14" style:family="paragraph" style:parent-style-name="Standard">
      <style:paragraph-properties fo:text-align="justify" style:justify-single-word="false"/>
      <style:text-properties officeooo:paragraph-rsid="000f60e3"/>
    </style:style>
    <style:style style:name="P15" style:family="paragraph" style:parent-style-name="Standard">
      <style:paragraph-properties fo:text-align="justify" style:justify-single-word="false"/>
      <style:text-properties officeooo:paragraph-rsid="0012e9d2"/>
    </style:style>
    <style:style style:name="P16" style:family="paragraph" style:parent-style-name="Standard">
      <style:paragraph-properties fo:text-align="justify" style:justify-single-word="false"/>
      <style:text-properties officeooo:paragraph-rsid="00134c4d"/>
    </style:style>
    <style:style style:name="P17" style:family="paragraph" style:parent-style-name="Standard">
      <style:paragraph-properties fo:text-align="justify" style:justify-single-word="false"/>
      <style:text-properties officeooo:paragraph-rsid="0014c86c"/>
    </style:style>
    <style:style style:name="P18" style:family="paragraph" style:parent-style-name="Standard">
      <style:paragraph-properties fo:text-align="justify" style:justify-single-word="false"/>
      <style:text-properties officeooo:paragraph-rsid="00153c6a"/>
    </style:style>
    <style:style style:name="P19" style:family="paragraph" style:parent-style-name="Standard">
      <style:paragraph-properties fo:text-align="justify" style:justify-single-word="false"/>
      <style:text-properties officeooo:paragraph-rsid="0016270e"/>
    </style:style>
    <style:style style:name="P20" style:family="paragraph" style:parent-style-name="Standard">
      <style:paragraph-properties fo:text-align="justify" style:justify-single-word="false"/>
      <style:text-properties officeooo:paragraph-rsid="00170fd0"/>
    </style:style>
    <style:style style:name="P21" style:family="paragraph" style:parent-style-name="Standard">
      <style:paragraph-properties fo:text-align="justify" style:justify-single-word="false"/>
      <style:text-properties officeooo:paragraph-rsid="0017f53a"/>
    </style:style>
    <style:style style:name="P22" style:family="paragraph" style:parent-style-name="Standard">
      <style:paragraph-properties fo:text-align="justify" style:justify-single-word="false"/>
      <style:text-properties officeooo:paragraph-rsid="00198ae2"/>
    </style:style>
    <style:style style:name="P23" style:family="paragraph" style:parent-style-name="Standard">
      <style:paragraph-properties fo:text-align="justify" style:justify-single-word="false"/>
      <style:text-properties officeooo:paragraph-rsid="001a3325"/>
    </style:style>
    <style:style style:name="P24" style:family="paragraph" style:parent-style-name="Standard">
      <style:paragraph-properties fo:text-align="justify" style:justify-single-word="false"/>
      <style:text-properties officeooo:paragraph-rsid="001b80d4"/>
    </style:style>
    <style:style style:name="P25" style:family="paragraph" style:parent-style-name="Standard">
      <style:paragraph-properties fo:text-align="justify" style:justify-single-word="false"/>
      <style:text-properties officeooo:paragraph-rsid="001bc882"/>
    </style:style>
    <style:style style:name="P26" style:family="paragraph" style:parent-style-name="Standard">
      <style:paragraph-properties fo:text-align="justify" style:justify-single-word="false"/>
      <style:text-properties officeooo:paragraph-rsid="001d7a14"/>
    </style:style>
    <style:style style:name="P27" style:family="paragraph" style:parent-style-name="Standard">
      <style:paragraph-properties fo:text-align="justify" style:justify-single-word="false"/>
      <style:text-properties officeooo:rsid="000f60e3" officeooo:paragraph-rsid="000f60e3"/>
    </style:style>
    <style:style style:name="P28" style:family="paragraph" style:parent-style-name="Standard">
      <style:paragraph-properties fo:text-align="justify" style:justify-single-word="false"/>
      <style:text-properties officeooo:rsid="00134c4d" officeooo:paragraph-rsid="00134c4d"/>
    </style:style>
    <style:style style:name="P29" style:family="paragraph" style:parent-style-name="Standard">
      <style:paragraph-properties fo:text-align="justify" style:justify-single-word="false"/>
      <style:text-properties officeooo:rsid="0014515e" officeooo:paragraph-rsid="00153c6a"/>
    </style:style>
    <style:style style:name="P30" style:family="paragraph" style:parent-style-name="Standard">
      <style:paragraph-properties fo:text-align="justify" style:justify-single-word="false"/>
      <style:text-properties officeooo:rsid="0014515e" officeooo:paragraph-rsid="0014515e"/>
    </style:style>
    <style:style style:name="P31" style:family="paragraph" style:parent-style-name="Standard">
      <style:paragraph-properties fo:text-align="justify" style:justify-single-word="false"/>
      <style:text-properties officeooo:rsid="0014c86c" officeooo:paragraph-rsid="00153c6a"/>
    </style:style>
    <style:style style:name="P32" style:family="paragraph" style:parent-style-name="Standard">
      <style:paragraph-properties fo:text-align="justify" style:justify-single-word="false"/>
      <style:text-properties officeooo:rsid="0014c86c" officeooo:paragraph-rsid="0014c86c"/>
    </style:style>
    <style:style style:name="P33" style:family="paragraph" style:parent-style-name="Standard">
      <style:paragraph-properties fo:margin-left="1.251cm" fo:margin-right="0cm" fo:text-indent="0cm" style:auto-text-indent="false"/>
      <style:text-properties fo:font-size="13pt" style:text-underline-style="none" fo:font-weight="normal" officeooo:rsid="0009032e" officeooo:paragraph-rsid="0009032e" style:font-size-asian="11.3500003814697pt" style:font-weight-asian="normal" style:font-size-complex="13pt" style:font-weight-complex="normal"/>
    </style:style>
    <style:style style:name="P34" style:family="paragraph" style:parent-style-name="Standard">
      <style:text-properties fo:font-size="13pt" style:text-underline-style="solid" style:text-underline-width="auto" style:text-underline-color="font-color" fo:font-weight="normal" officeooo:rsid="0006ff30" officeooo:paragraph-rsid="0006ff30" style:font-size-asian="11.3500003814697pt" style:font-weight-asian="normal" style:font-size-complex="13pt" style:font-weight-complex="normal"/>
    </style:style>
    <style:style style:name="P35" style:family="paragraph" style:parent-style-name="Standard">
      <style:text-properties fo:font-size="13pt" style:text-underline-style="none" fo:font-weight="normal" officeooo:rsid="0006ff30" officeooo:paragraph-rsid="0006ff30" style:font-size-asian="11.3500003814697pt" style:font-weight-asian="normal" style:font-size-complex="13pt" style:font-weight-complex="normal"/>
    </style:style>
    <style:style style:name="P36" style:family="paragraph" style:parent-style-name="Standard">
      <style:paragraph-properties fo:text-align="justify" style:justify-single-word="false"/>
      <style:text-properties fo:font-variant="normal" fo:text-transform="none" fo:color="#333333" style:font-name="Monaco" fo:font-size="10.5pt" fo:letter-spacing="normal" fo:font-style="normal" fo:font-weight="normal" officeooo:paragraph-rsid="000c26ab"/>
    </style:style>
    <style:style style:name="P37" style:family="paragraph" style:parent-style-name="Standard">
      <style:paragraph-properties fo:text-align="justify" style:justify-single-word="false"/>
      <style:text-properties style:font-name="FreeMono" officeooo:rsid="00134c4d" officeooo:paragraph-rsid="00134c4d"/>
    </style:style>
    <style:style style:name="P38" style:family="paragraph" style:parent-style-name="Standard">
      <style:paragraph-properties fo:text-align="justify" style:justify-single-word="false"/>
      <style:text-properties style:font-name="FreeMono" officeooo:rsid="0014c86c" officeooo:paragraph-rsid="00153c6a"/>
    </style:style>
    <style:style style:name="P39" style:family="paragraph" style:parent-style-name="Standard">
      <style:paragraph-properties fo:text-align="justify" style:justify-single-word="false"/>
      <style:text-properties officeooo:rsid="0014c86c" officeooo:paragraph-rsid="00153c6a"/>
    </style:style>
    <style:style style:name="P40" style:family="paragraph" style:parent-style-name="Standard">
      <style:paragraph-properties fo:text-align="justify" style:justify-single-word="false"/>
      <style:text-properties officeooo:paragraph-rsid="001f613d"/>
    </style:style>
    <style:style style:name="P41" style:family="paragraph" style:parent-style-name="Standard">
      <style:paragraph-properties fo:text-align="justify" style:justify-single-word="false"/>
      <style:text-properties officeooo:paragraph-rsid="0020a20f"/>
    </style:style>
    <style:style style:name="P42" style:family="paragraph" style:parent-style-name="Standard">
      <style:paragraph-properties fo:margin-left="1.251cm" fo:margin-right="0cm" fo:text-indent="0cm" style:auto-text-indent="false"/>
      <style:text-properties fo:font-size="13pt" style:text-underline-style="none" fo:font-weight="normal" officeooo:rsid="0009032e" officeooo:paragraph-rsid="0009032e" style:font-size-asian="11.3500003814697pt" style:font-weight-asian="normal" style:font-size-complex="13pt" style:font-weight-complex="normal"/>
    </style:style>
    <style:style style:name="P43" style:family="paragraph" style:parent-style-name="Standard">
      <style:paragraph-properties fo:margin-left="1.251cm" fo:margin-right="0cm" fo:text-indent="0cm" style:auto-text-indent="false"/>
      <style:text-properties fo:font-size="13pt" style:text-underline-style="none" fo:font-weight="normal" officeooo:rsid="001f613d" officeooo:paragraph-rsid="001f613d"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officeooo:rsid="000c26ab" style:font-weight-asian="normal" style:font-weight-complex="normal"/>
    </style:style>
    <style:style style:name="T3" style:family="text">
      <style:text-properties style:text-underline-style="none" officeooo:rsid="000d7bc5"/>
    </style:style>
    <style:style style:name="T4" style:family="text">
      <style:text-properties style:text-underline-style="none" officeooo:rsid="0011602b"/>
    </style:style>
    <style:style style:name="T5" style:family="text">
      <style:text-properties style:text-underline-style="none" officeooo:rsid="0012e9d2"/>
    </style:style>
    <style:style style:name="T6" style:family="text">
      <style:text-properties style:text-underline-style="none" officeooo:rsid="00134c4d"/>
    </style:style>
    <style:style style:name="T7" style:family="text">
      <style:text-properties style:text-underline-style="none" officeooo:rsid="0014515e"/>
    </style:style>
    <style:style style:name="T8" style:family="text">
      <style:text-properties officeooo:rsid="0009032e"/>
    </style:style>
    <style:style style:name="T9" style:family="text">
      <style:text-properties fo:font-variant="normal" fo:text-transform="none" fo:color="#000000" style:font-name="Times New Roman" fo:font-size="14pt" fo:letter-spacing="normal" fo:font-style="normal" fo:font-weight="normal"/>
    </style:style>
    <style:style style:name="T10" style:family="text">
      <style:text-properties fo:font-variant="normal" fo:text-transform="none" fo:color="#000000" style:font-name="FreeMono" fo:letter-spacing="normal" fo:font-style="normal" fo:font-weight="normal"/>
    </style:style>
    <style:style style:name="T11" style:family="text">
      <style:text-properties fo:font-variant="normal" fo:text-transform="none" fo:color="#000000" style:font-name="FreeMono" fo:font-size="14pt" fo:letter-spacing="normal" fo:font-style="normal" fo:font-weight="normal"/>
    </style:style>
    <style:style style:name="T12" style:family="text">
      <style:text-properties fo:font-variant="normal" fo:text-transform="none" fo:color="#333333" style:font-name="FreeMono" fo:font-size="12pt" fo:letter-spacing="normal" fo:font-style="normal" fo:font-weight="normal" style:font-size-asian="12pt" style:font-size-complex="12pt"/>
    </style:style>
    <style:style style:name="T13" style:family="text">
      <style:text-properties fo:font-variant="normal" fo:text-transform="none" fo:color="#333333" style:font-name="FreeMono" fo:font-size="12pt" fo:letter-spacing="normal" fo:font-style="normal" fo:font-weight="normal" style:font-weight-asian="normal" style:font-weight-complex="normal"/>
    </style:style>
    <style:style style:name="T14" style:family="text">
      <style:text-properties fo:font-variant="normal" fo:text-transform="none" fo:color="#333333" style:font-name="FreeMono" fo:font-size="12pt" fo:letter-spacing="normal" fo:font-style="italic" fo:font-weight="normal" style:font-weight-asian="normal" style:font-weight-complex="normal"/>
    </style:style>
    <style:style style:name="T15" style:family="text">
      <style:text-properties fo:font-variant="normal" fo:text-transform="none" fo:color="#333333" style:font-name="Helvetica Neue" fo:font-size="12pt" fo:letter-spacing="normal" fo:font-style="normal" fo:font-weight="normal"/>
    </style:style>
    <style:style style:name="T16" style:family="text">
      <style:text-properties fo:font-variant="normal" fo:text-transform="none" fo:color="#333333" style:font-name="helvetica" fo:font-size="9.75pt" fo:letter-spacing="normal" fo:font-style="normal" fo:font-weight="normal"/>
    </style:style>
    <style:style style:name="T17" style:family="text">
      <style:text-properties fo:font-variant="normal" fo:text-transform="none" fo:color="#333333" style:font-name="Roboto Condensed" fo:font-size="13.5pt" fo:letter-spacing="normal" fo:font-style="normal" fo:font-weight="normal" fo:padding="0cm" fo:border="none"/>
    </style:style>
    <style:style style:name="T18" style:family="text">
      <style:text-properties fo:font-variant="normal" fo:text-transform="none" fo:color="#333333" style:font-name="inherit" fo:font-size="13.5pt" fo:letter-spacing="normal" fo:font-style="normal" fo:font-weight="normal" fo:padding="0cm" fo:border="none"/>
    </style:style>
    <style:style style:name="T19" style:family="text">
      <style:text-properties fo:font-variant="normal" fo:text-transform="none" fo:color="#454545" style:font-name="FreeMono" fo:font-size="12pt" fo:letter-spacing="normal" fo:font-style="normal" fo:font-weight="normal"/>
    </style:style>
    <style:style style:name="T20" style:family="text">
      <style:text-properties fo:font-variant="normal" fo:text-transform="none" fo:color="#111111" style:font-name="Georgia" fo:font-size="12pt" fo:letter-spacing="normal" fo:font-style="normal" fo:font-weight="normal"/>
    </style:style>
    <style:style style:name="T21" style:family="text">
      <style:text-properties fo:font-variant="normal" fo:text-transform="none" fo:color="#272727" style:font-name="Roboto Condensed" fo:font-size="13.5pt" fo:letter-spacing="normal" fo:font-style="normal" fo:font-weight="normal"/>
    </style:style>
    <style:style style:name="T22" style:family="text">
      <style:text-properties fo:font-variant="normal" fo:text-transform="none" fo:color="#272727" fo:letter-spacing="normal"/>
    </style:style>
    <style:style style:name="T23" style:family="text">
      <style:text-properties fo:font-variant="normal" fo:text-transform="none" fo:color="#666666" style:font-name="arial" fo:font-size="10.5pt" fo:letter-spacing="normal" fo:font-style="normal" fo:font-weight="normal"/>
    </style:style>
    <style:style style:name="T24" style:family="text">
      <style:text-properties fo:font-size="13pt" style:text-underline-style="none" fo:font-weight="normal" officeooo:rsid="0009032e" style:font-size-asian="11.3500003814697pt" style:font-weight-asian="normal" style:font-size-complex="13pt" style:font-weight-complex="normal"/>
    </style:style>
    <style:style style:name="T25" style:family="text">
      <style:text-properties officeooo:rsid="0009bbe5"/>
    </style:style>
    <style:style style:name="T26" style:family="text">
      <style:text-properties officeooo:rsid="000ae917"/>
    </style:style>
    <style:style style:name="T27" style:family="text">
      <style:text-properties officeooo:rsid="000c26ab"/>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0ae917"/>
    </style:style>
    <style:style style:name="T30" style:family="text">
      <style:text-properties style:text-underline-style="solid" style:text-underline-width="auto" style:text-underline-color="font-color" officeooo:rsid="000c26ab"/>
    </style:style>
    <style:style style:name="T31" style:family="text">
      <style:text-properties style:text-underline-style="solid" style:text-underline-width="auto" style:text-underline-color="font-color" officeooo:rsid="000d7bc5"/>
    </style:style>
    <style:style style:name="T32" style:family="text">
      <style:text-properties style:text-underline-style="solid" style:text-underline-width="auto" style:text-underline-color="font-color" officeooo:rsid="0011602b"/>
    </style:style>
    <style:style style:name="T33" style:family="text">
      <style:text-properties style:text-underline-style="solid" style:text-underline-width="auto" style:text-underline-color="font-color" officeooo:rsid="0012e9d2"/>
    </style:style>
    <style:style style:name="T34" style:family="text">
      <style:text-properties style:text-underline-style="solid" style:text-underline-width="auto" style:text-underline-color="font-color" officeooo:rsid="00134c4d"/>
    </style:style>
    <style:style style:name="T35" style:family="text">
      <style:text-properties style:text-underline-style="solid" style:text-underline-width="auto" style:text-underline-color="font-color" officeooo:rsid="0014515e"/>
    </style:style>
    <style:style style:name="T36" style:family="text">
      <style:text-properties style:text-underline-style="solid" style:text-underline-width="auto" style:text-underline-color="font-color" officeooo:rsid="0014c86c"/>
    </style:style>
    <style:style style:name="T37" style:family="text">
      <style:text-properties officeooo:rsid="000c8574"/>
    </style:style>
    <style:style style:name="T38" style:family="text">
      <style:text-properties officeooo:rsid="000ccb4c"/>
    </style:style>
    <style:style style:name="T39" style:family="text">
      <style:text-properties style:font-name="Liberation Mono"/>
    </style:style>
    <style:style style:name="T40" style:family="text">
      <style:text-properties officeooo:rsid="000d7bc5"/>
    </style:style>
    <style:style style:name="T41" style:family="text">
      <style:text-properties style:font-name="FreeMono"/>
    </style:style>
    <style:style style:name="T42" style:family="text">
      <style:text-properties style:font-name="FreeMono" officeooo:rsid="000c8574"/>
    </style:style>
    <style:style style:name="T43" style:family="text">
      <style:text-properties style:font-name="FreeMono" officeooo:rsid="0012e9d2"/>
    </style:style>
    <style:style style:name="T44" style:family="text">
      <style:text-properties style:font-name="FreeMono" officeooo:rsid="00134c4d"/>
    </style:style>
    <style:style style:name="T45" style:family="text">
      <style:text-properties style:font-name="FreeMono" officeooo:rsid="0014c86c"/>
    </style:style>
    <style:style style:name="T46" style:family="text">
      <style:text-properties style:font-name="FreeMono" officeooo:rsid="00153c6a"/>
    </style:style>
    <style:style style:name="T47" style:family="text">
      <style:text-properties style:font-name="FreeMono" officeooo:rsid="0016270e"/>
    </style:style>
    <style:style style:name="T48" style:family="text">
      <style:text-properties style:font-name="FreeMono" officeooo:rsid="00164f83"/>
    </style:style>
    <style:style style:name="T49" style:family="text">
      <style:text-properties style:font-name="FreeMono" fo:font-weight="normal" style:font-weight-asian="normal" style:font-weight-complex="normal"/>
    </style:style>
    <style:style style:name="T50" style:family="text">
      <style:text-properties style:font-name="FreeMono" officeooo:rsid="0017f53a"/>
    </style:style>
    <style:style style:name="T51" style:family="text">
      <style:text-properties style:font-name="FreeMono" officeooo:rsid="001a3325"/>
    </style:style>
    <style:style style:name="T52" style:family="text">
      <style:text-properties style:font-name="FreeMono" officeooo:rsid="001bc882"/>
    </style:style>
    <style:style style:name="T53" style:family="text">
      <style:text-properties style:font-name="FreeMono" officeooo:rsid="001d7a14"/>
    </style:style>
    <style:style style:name="T54" style:family="text">
      <style:text-properties style:font-name="FreeMono" officeooo:rsid="001f613d"/>
    </style:style>
    <style:style style:name="T55" style:family="text">
      <style:text-properties style:font-name="FreeMono" officeooo:rsid="0020a20f"/>
    </style:style>
    <style:style style:name="T56" style:family="text">
      <style:text-properties officeooo:rsid="0011602b"/>
    </style:style>
    <style:style style:name="T57" style:family="text">
      <style:text-properties officeooo:rsid="0012e9d2"/>
    </style:style>
    <style:style style:name="T58" style:family="text">
      <style:text-properties officeooo:rsid="00134c4d"/>
    </style:style>
    <style:style style:name="T59" style:family="text">
      <style:text-properties officeooo:rsid="0014515e"/>
    </style:style>
    <style:style style:name="T60" style:family="text">
      <style:text-properties officeooo:rsid="0014c86c"/>
    </style:style>
    <style:style style:name="T61" style:family="text">
      <style:text-properties officeooo:rsid="00153c6a"/>
    </style:style>
    <style:style style:name="T62" style:family="text">
      <style:text-properties officeooo:rsid="0016270e"/>
    </style:style>
    <style:style style:name="T63" style:family="text">
      <style:text-properties officeooo:rsid="00164f83"/>
    </style:style>
    <style:style style:name="T64" style:family="text">
      <style:text-properties officeooo:rsid="00170fd0"/>
    </style:style>
    <style:style style:name="T65" style:family="text">
      <style:text-properties officeooo:rsid="0017f53a"/>
    </style:style>
    <style:style style:name="T66" style:family="text">
      <style:text-properties officeooo:rsid="001f613d"/>
    </style:style>
    <style:style style:name="T6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Exotel India Freshers</text:p>
      <text:p text:style-name="P2"/>
      <text:p text:style-name="P34">How does EXOTEL work?</text:p>
      <text:p text:style-name="P2"/>
      <text:p text:style-name="P2"/>
      <text:p text:style-name="P2"/>
      <text:p text:style-name="P5"/>
      <text:p text:style-name="P34">What to learn?</text:p>
      <text:p text:style-name="P2"/>
      <text:p text:style-name="P5">In general terms : <text:span text:style-name="T8">Things to learn before understanding the work of EXOTEL.</text:span></text:p>
      <text:p text:style-name="P33">1. <text:s/>About LINUX handling</text:p>
      <text:p text:style-name="P33">2. <text:s/>About Shell</text:p>
      <text:p text:style-name="P33">3. <text:s/>About Shell Scripting (BASH)</text:p>
      <text:p text:style-name="P33">4. <text:s/><text:span text:style-name="T66">TMUX</text:span></text:p>
      <text:p text:style-name="P43">5. <text:s/>GIT</text:p>
      <text:p text:style-name="P43">6. <text:s/>OOPS</text:p>
      <text:p text:style-name="P43">7. <text:s/></text:p>
      <text:p text:style-name="P2"/>
      <text:p text:style-name="P34">Understanding LINUX</text:p>
      <text:p text:style-name="P3"/>
      <text:p text:style-name="P10"><text:span text:style-name="T24">What is LINUX? :- </text:span>Linux is a Unix-like and mostly POSIX-compliant computer operating system (OS) assembled under the model of free and open-source software development and distribution. The defining component of Linux is the Linux kernel an operating system kernel first released on 5 October 1991 by Linus Torvalds. <text:span text:style-name="T8">(Copied from </text:span><text:a xlink:type="simple" xlink:href="https://en.wikipedia.org/wiki/Linux"><text:span text:style-name="T8">Wiki</text:span></text:a><text:span text:style-name="T8">) </text:span></text:p>
      <text:p text:style-name="P28">There are three main parts of LINUX operating system :-</text:p>
      <text:p text:style-name="P28"/>
      <text:p text:style-name="P28">1. Kernel</text:p>
      <text:p text:style-name="P28">2. Shell</text:p>
      <text:p text:style-name="P28">3. File system</text:p>
      <text:p text:style-name="P28"/>
      <text:p text:style-name="P6">The basic tutorial for LINUX is available <text:a xlink:type="simple" xlink:href="https://www.youtube.com/watch?v=xRX6ZI_P-LA&amp;list=PLckPQEKYlbxebubMWdjcGR7K_ukm35ZjN">here</text:a>, <text:a xlink:type="simple" xlink:href="https://www.youtube.com/watch?v=_gCwCOhMcog"><text:span text:style-name="T25">here</text:span></text:a><text:span text:style-name="T25"> and </text:span><text:a xlink:type="simple" xlink:href="https://www.youtube.com/watch?v=akU1Ji8Vzdk&amp;list=PLbMVogVj5nJRa3VKt_eyZdJ_DitCz1cvQ"><text:span text:style-name="T25">here</text:span></text:a><text:span text:style-name="T25">. (p.s.:- The last link is of nptel the professor speaking it is speaks very slowly so it is adviced to increase the speed of video. But you must watch it, It tells about LINUX structures and some basic LINUX terminal shortcuts. )</text:span></text:p>
      <text:p text:style-name="P2"/>
      <text:p text:style-name="P2"/>
      <text:p text:style-name="P34">Understanding Shell?</text:p>
      <text:p text:style-name="P2"/>
      <text:p text:style-name="P10">Simply put, the shell is a program that takes commands from the keyboard and gives them to the operating system to perform. In the old days, it was the only user interface available on a Unix-like system such as Linux. Nowadays, we havegraphical user interfaces (GUIs) in addition to command line interfaces (CLIs) such as the sh<text:span text:style-name="T26">el</text:span>l. <text:span text:style-name="T26">(Copied from </text:span><text:a xlink:type="simple" xlink:href="http://linuxcommand.org/lc3_lts0010.php"><text:span text:style-name="T26">here</text:span></text:a><text:span text:style-name="T26">) (p.s. Try this site for basic shell commands it is very useful. The commands are </text:span><text:span text:style-name="T29">case-sensetive</text:span><text:span text:style-name="T26"> so be very careful.)</text:span></text:p>
      <text:p text:style-name="P7">Some Useful basic Shell commands:-</text:p>
      <text:p text:style-name="P7"/>
      <text:p text:style-name="P8">First two are very useful because it tells about the help in LINUX shell:-</text:p>
      <text:p text:style-name="P12"><text:span text:style-name="T27">1. </text:span><text:span text:style-name="T30">man</text:span><text:span text:style-name="T2"> :- </text:span>In Linux, most programs, and many protocols, functions, and file formats, have accompanying manuals. With the<text:span text:style-name="T39"> </text:span><text:span text:style-name="Source_20_Text">man </text:span>command, you can retrieve the information in the manual and display it as text output on your screen.</text:p>
      <text:p text:style-name="P12"/>
      <text:p text:style-name="P12"><text:tab/><text:tab/><text:span text:style-name="T38">Syntax :- </text:span><text:span text:style-name="T12">man topic</text:span></text:p>
      <text:p text:style-name="P36"><text:soft-page-break/></text:p>
      <text:p text:style-name="P13"><text:span text:style-name="T40">2. </text:span><text:span text:style-name="T31">help</text:span><text:span text:style-name="T3"> :- </text:span>Displays brief summaries of shell builtin commands. If PATTERN is specified, gives detailed help on all commands matching PATTERN, otherwise the list of help topics is printed.</text:p>
      <text:p text:style-name="P9"/>
      <text:p text:style-name="P14"><text:span text:style-name="T37"><text:tab/><text:tab/>Syntax :- </text:span><text:span text:style-name="T42">topic --</text:span><text:span text:style-name="T19">help </text:span></text:p>
      <text:p text:style-name="P10"/>
      <text:p text:style-name="P27">Next are <text:span text:style-name="T56">some simple directory related commands:-</text:span></text:p>
      <text:p text:style-name="P30">3. pwd</text:p>
      <text:p text:style-name="P10"><text:span text:style-name="T59">4. </text:span><text:span text:style-name="T32">mkdir</text:span><text:span text:style-name="T4"> :- </text:span>The <text:span text:style-name="Strong_20_Emphasis"><text:span text:style-name="T1">mkdir</text:span></text:span><text:span text:style-name="Strong_20_Emphasis"> </text:span>command creates a single directories or multiple directories.</text:p>
      <text:p text:style-name="P10"/>
      <text:p text:style-name="P15"><text:span text:style-name="T37"><text:tab/><text:tab/>Syntax :- </text:span><text:span text:style-name="T43">mkdir [options] directories</text:span></text:p>
      <text:p text:style-name="P10"/>
      <text:p text:style-name="P15"><text:span text:style-name="T59">5. </text:span><text:span text:style-name="T33">rmdir</text:span><text:span text:style-name="T5"> :- </text:span>The rmdi<text:span text:style-name="T57">r command</text:span> removes the directory entry specified by each directory argument, provided the directory is empty.</text:p>
      <text:p text:style-name="P10"/>
      <text:p text:style-name="P15"><text:tab/><text:tab/><text:span text:style-name="T37">Syntax :- </text:span><text:span text:style-name="T43">rmdir [options] directories</text:span></text:p>
      <text:p text:style-name="P10"/>
      <text:p text:style-name="P15"><text:span text:style-name="T59">6. </text:span><text:span text:style-name="T33">cd</text:span><text:span text:style-name="T5"> :- </text:span>The cd command is one of the commands you will use the most at the command line in linux. It allows you to change your working directory. You use it to move around within the hierarchy of your file system. <text:a xlink:type="simple" xlink:href="http://www.tecmint.com/cd-command-in-linux/"><text:span text:style-name="T57">Here</text:span></text:a><text:span text:style-name="T57"> are some examples of how to use cd.</text:span></text:p>
      <text:p text:style-name="P15"/>
      <text:p text:style-name="P15"><text:tab/><text:tab/><text:span text:style-name="T37">Syntax :- </text:span><text:span text:style-name="T43">cd [options] director</text:span><text:span text:style-name="T44">y</text:span></text:p>
      <text:p text:style-name="P15"/>
      <text:p text:style-name="P15"><text:span text:style-name="T59">7. </text:span><text:span text:style-name="T33">ls</text:span><text:span text:style-name="T5"> :- One of the most useful command, </text:span>is <text:span text:style-name="T57">used to</text:span> lists <text:span text:style-name="T57">all the </text:span>directory contents of files and directories. <text:a xlink:type="simple" xlink:href="http://www.tecmint.com/15-basic-ls-command-examples-in-linux/"><text:span text:style-name="T57">Here</text:span></text:a><text:span text:style-name="T57"> are some examples of how to use the command.</text:span></text:p>
      <text:p text:style-name="P10"/>
      <text:p text:style-name="P16"><text:tab/><text:tab/><text:span text:style-name="T37">Syntax :- </text:span><text:span text:style-name="T44">ls</text:span><text:span text:style-name="T43"> [options] director</text:span><text:span text:style-name="T44">y</text:span></text:p>
      <text:p text:style-name="P10"/>
      <text:p text:style-name="P28">Some basic <text:span text:style-name="T60">file </text:span>handling commands</text:p>
      <text:p text:style-name="P16"><text:span text:style-name="T59">8. </text:span><text:span text:style-name="T34">cat</text:span><text:span text:style-name="T6"> :- </text:span>The cat (short for “<text:span text:style-name="Strong_20_Emphasis">concatenate</text:span>“) command allows us to create single or multiple files, view contain of file, concatenate files and redirect output in terminal or files. <text:a xlink:type="simple" xlink:href="http://www.tecmint.com/13-basic-cat-command-examples-in-linux/"><text:span text:style-name="T57">Here</text:span></text:a><text:span text:style-name="T57"> are some examples of how to use the command.</text:span></text:p>
      <text:p text:style-name="P16"/>
      <text:p text:style-name="P10"><text:tab/><text:tab/><text:span text:style-name="T37">Syntax :- </text:span><text:span text:style-name="T41">cat [OPTION]... [FILE]...</text:span></text:p>
      <text:p text:style-name="P37"/>
      <text:p text:style-name="P17"><text:span text:style-name="T59">9. </text:span><text:span text:style-name="T34">cp</text:span><text:span text:style-name="T58"> :- </text:span>cp is a Linux shell command to copy files and directories. <text:a xlink:type="simple" xlink:href="http://www.rapidtables.com/code/linux/cp.htm"><text:span text:style-name="T57">Here</text:span></text:a><text:span text:style-name="T57"> are some examples of how to use the command.</text:span></text:p>
      <text:p text:style-name="P17"/>
      <text:p text:style-name="P17"><text:tab/><text:tab/><text:span text:style-name="T37">Syntax :- </text:span><text:span text:style-name="T45">cp </text:span><text:span text:style-name="T43">[options] </text:span><text:span text:style-name="T45">source destination</text:span></text:p>
      <text:p text:style-name="P17"/>
      <text:p text:style-name="P10"><text:span text:style-name="T59">10. </text:span><text:span text:style-name="T34">mv</text:span><text:span text:style-name="T58"> :- </text:span>The mv command is used to move or rename files. <text:a xlink:type="simple" xlink:href="http://linoxide.com/linux-command/mv-command-linux/">Here</text:a><text:span text:style-name="T57"> are some examples of how to use the command.</text:span></text:p>
      <text:p text:style-name="P10"/>
      <text:p text:style-name="P18"><text:tab/><text:tab/><text:span text:style-name="T37">Syntax :- </text:span><text:span text:style-name="T46">mv</text:span><text:span text:style-name="T45"> </text:span><text:span text:style-name="T43">[options] </text:span><text:span text:style-name="T45">source destination</text:span></text:p>
      <text:p text:style-name="P10"/>
      <text:p text:style-name="P18"><text:span text:style-name="T59">11. <text:s/></text:span><text:span text:style-name="T35">rm</text:span><text:span text:style-name="T59"> :- </text:span>The rm command removes (deletes) files or directories. <text:a xlink:type="simple" xlink:href="http://www.thegeekstuff.com/2009/06/how-to-linux-delete-directory-using-rmdir-rm-command/"><text:span text:style-name="T58">Here</text:span></text:a><text:span text:style-name="T58"> are some examples of how to use the command. </text:span></text:p>
      <text:p text:style-name="P18"/>
      <text:p text:style-name="P29"><text:tab/><text:tab/><text:span text:style-name="T37">Syntax :- </text:span><text:span text:style-name="T46">rm</text:span><text:span text:style-name="T45"> </text:span><text:span text:style-name="T43">[options] </text:span><text:span text:style-name="T46">file</text:span></text:p>
      <text:p text:style-name="P38"/>
      <text:p text:style-name="P18"><text:span text:style-name="T59">12. </text:span><text:span text:style-name="T35">touch</text:span><text:span text:style-name="T7"> </text:span><text:span text:style-name="T6">:- </text:span>The touch command is the easiest way to create new, empty files. It is also used to change the timestamps (i.e., dates and times of the most recent access and modification) on existing files and directories. <text:a xlink:type="simple" xlink:href="http://www.tecmint.com/8-pratical-examples-of-linux-touch-command/"><text:span text:style-name="T33">Here</text:span></text:a><text:span text:style-name="T5"> are some examples of how to use the command.</text:span><text:span text:style-name="T59"> </text:span></text:p>
      <text:p text:style-name="P18"><text:soft-page-break/></text:p>
      <text:p text:style-name="P29"><text:tab/><text:tab/><text:span text:style-name="T37">Syntax :- </text:span><text:span text:style-name="T46">touch</text:span><text:span text:style-name="T45"> </text:span><text:span text:style-name="T43">[options] </text:span><text:span text:style-name="T47">file</text:span></text:p>
      <text:p text:style-name="P38"/>
      <text:p text:style-name="P19"><text:span text:style-name="T59">13. </text:span><text:span text:style-name="T35">less</text:span><text:span text:style-name="T59"> :- </text:span>less is a terminal pager program on <text:span text:style-name="T62">LINUX </text:span>systems used to view (but not change) the contents of a text file one screen at a time. <text:a xlink:type="simple" xlink:href="http://www.thegeekstuff.com/2010/02/unix-less-command-10-tips-for-effective-navigation/"><text:span text:style-name="T58">Here</text:span></text:a><text:span text:style-name="T58"> are some examples of how to use the command. </text:span></text:p>
      <text:p text:style-name="P18"/>
      <text:p text:style-name="P29"><text:tab/><text:tab/><text:span text:style-name="T37">Syntax :- </text:span><text:span text:style-name="T47">less file</text:span></text:p>
      <text:p text:style-name="P38"/>
      <text:p text:style-name="P19"><text:span text:style-name="T59">14. </text:span><text:span text:style-name="T35">more</text:span><text:span text:style-name="T59"> :- </text:span>more is a filter for paging through text one screen at a time. It does not provide as many options or enhancements as less, but is nevertheless quite useful and simple to use. <text:a xlink:type="simple" xlink:href="http://linoxide.com/linux-command/linux-more-command/"><text:span text:style-name="T58">Here</text:span></text:a><text:span text:style-name="T58"> are some examples of how to use the command. </text:span></text:p>
      <text:p text:style-name="P18"/>
      <text:p text:style-name="P29"><text:tab/><text:tab/><text:span text:style-name="T37">Syntax :- </text:span><text:span text:style-name="T47">more </text:span><text:span text:style-name="T43">[options] </text:span><text:span text:style-name="T47">file</text:span></text:p>
      <text:p text:style-name="P38"/>
      <text:p text:style-name="P11"><text:span text:style-name="T59">15. </text:span><text:span text:style-name="T35">head</text:span><text:span text:style-name="T59"> :- </text:span>The head command reads the first few lines <text:span text:style-name="T63">(by default first 10 lines) </text:span>of any text given to it as an input and writes them to standard output (which, by default, is the display screen)<text:span text:style-name="T9">. </text:span><text:a xlink:type="simple" xlink:href="http://www.folkstalk.com/2012/10/head-command-examples-in-unix-linux.html"><text:span text:style-name="T58">Here</text:span></text:a><text:span text:style-name="T58"> are some examples of how to use the command. </text:span></text:p>
      <text:p text:style-name="P18"/>
      <text:p text:style-name="P29"><text:tab/><text:tab/><text:span text:style-name="T37">Syntax :- </text:span><text:span text:style-name="T47">head</text:span><text:span text:style-name="T45"> </text:span><text:span text:style-name="T43">[options] </text:span><text:span text:style-name="T47">file</text:span></text:p>
      <text:p text:style-name="P38"/>
      <text:p text:style-name="P11"><text:span text:style-name="T59">16. </text:span><text:span text:style-name="T35">tail</text:span><text:span text:style-name="T59"> :- </text:span>The tail command in unix or linux system is used to print the last N lines <text:span text:style-name="T63">(by default last 10 lines) </text:span>from the file on the terminal. Tail command is especially used with log files to read the last few lines to know about the error messages. <text:a xlink:type="simple" xlink:href="http://www.tecmint.com/view-contents-of-file-in-linux/"><text:span text:style-name="T58">Here</text:span></text:a><text:span text:style-name="T58"> are some examples of how to use the command. </text:span></text:p>
      <text:p text:style-name="P18"/>
      <text:p text:style-name="P29"><text:tab/><text:tab/><text:span text:style-name="T37">Syntax :- </text:span><text:span text:style-name="T48">tail </text:span><text:span text:style-name="T43">[options] </text:span><text:span text:style-name="T48">file</text:span></text:p>
      <text:p text:style-name="P30"/>
      <text:p text:style-name="P30">Now some file permission commands</text:p>
      <text:p text:style-name="P29"/>
      <text:p text:style-name="P11"><text:span text:style-name="T59">17. </text:span><text:span text:style-name="T35">chmod</text:span><text:span text:style-name="T59"> :- </text:span>On Linux and other Unix-like operating systems, there is a set of rules for each file which defines who can access that file, and how they can access it. These rules are called file permissions or file modes. The command name chmod stands for "change mode", and it is used to define the way a file can be accessed.<text:span text:style-name="T58"> </text:span><text:a xlink:type="simple" xlink:href="http://www.thegeekstuff.com/2010/06/chmod-command-examples/"><text:span text:style-name="T58">Here</text:span></text:a><text:span text:style-name="T58"> are some examples of how to use the command and </text:span><text:a xlink:type="simple" xlink:href="http://www.computerhope.com/unix/uchmod.htm"><text:span text:style-name="T58">here</text:span></text:a> <text:span text:style-name="T63">are some file permission commands</text:span></text:p>
      <text:p text:style-name="P18"/>
      <text:p text:style-name="P29"><text:tab/><text:tab/><text:span text:style-name="T37">Syntax :- </text:span><text:span text:style-name="T45">c</text:span><text:span text:style-name="T48">hmod</text:span><text:span text:style-name="T45"> </text:span><text:span text:style-name="T43">[</text:span><text:span text:style-name="T48">permissions</text:span><text:span text:style-name="T43">] </text:span><text:span text:style-name="T48">file</text:span></text:p>
      <text:p text:style-name="P38"/>
      <text:p text:style-name="P20"><text:span text:style-name="T59">18. </text:span><text:span text:style-name="T35">chgrp</text:span><text:span text:style-name="T59"> :- </text:span>The chgrp command is used to change the group that has access to files and directories. All files in linux belong to an owner, and a group. The owner is set by thechown command, and the group by the chgrp command. <text:a xlink:type="simple" xlink:href="http://www.sanfoundry.com/10-practical-chgrp-command-usage-examples-in-linux/"><text:span text:style-name="T58">Here</text:span></text:a><text:span text:style-name="T58"> are some examples of how to use the command. </text:span></text:p>
      <text:p text:style-name="P18"/>
      <text:p text:style-name="P18"><text:span text:style-name="T59"><text:tab/><text:tab/>Syntax :- </text:span><text:span text:style-name="Strong_20_Emphasis"><text:span text:style-name="T49">chgrp newgroup filename(s) [-options]</text:span></text:span></text:p>
      <text:p text:style-name="P38"/>
      <text:p text:style-name="P20"><text:span text:style-name="T59">19. </text:span><text:span text:style-name="T35">chown</text:span><text:span text:style-name="T59"> :- chown </text:span>changes the user and/or group ownership of each given file. If only an owner (a user name or numeric user ID) is given, that user is made the owner of each given file, and the files' group is not changed. If the owner is followed by a colon and a group name (or numeric group ID), with no spaces between them, the group ownership of the files is changed as well. If a colon but no group name follows the user name, that user is made the owner of the files and the group of the files is changed to that user's login group. If the colon and group are given, but the owner is omitted, only the group of the files is changed; in this case,<text:span text:style-name="Strong_20_Emphasis"> </text:span><text:span text:style-name="Strong_20_Emphasis"><text:span text:style-name="T64">chown </text:span></text:span>performs the same function as <text:span text:style-name="Strong_20_Emphasis"><text:span text:style-name="T64">chgrp</text:span></text:span>. If only a colon is given, or if the entire operand is empty, neither the owner nor the group is changed.<text:span text:style-name="T58"> </text:span><text:a xlink:type="simple" xlink:href="http://www.thegeekstuff.com/2012/06/chown-examples/"><text:span text:style-name="T58">Here</text:span></text:a><text:span text:style-name="T58"> are some examples of how to use the command. </text:span></text:p>
      <text:p text:style-name="P18"/>
      <text:p text:style-name="P18"><text:span text:style-name="T59"><text:tab/><text:tab/>Syntax :- </text:span><text:span text:style-name="Strong_20_Emphasis"><text:span text:style-name="T49">chown </text:span></text:span><text:span text:style-name="T49">[OPTION]... [OWNER][:[GROUP]] FILE...</text:span></text:p>
      <text:p text:style-name="P30"><text:soft-page-break/></text:p>
      <text:p text:style-name="P30">Now some System R<text:span text:style-name="T60">e</text:span>source <text:span text:style-name="T60">commands</text:span></text:p>
      <text:p text:style-name="P30"/>
      <text:p text:style-name="P21"><text:span text:style-name="T60">20. </text:span><text:span text:style-name="T36">passwd</text:span><text:span text:style-name="T60"> :- </text:span><text:span text:style-name="T1">As the name suggest </text:span><text:span text:style-name="Strong_20_Emphasis"><text:span text:style-name="T1">passwd </text:span></text:span><text:span text:style-name="T1">command is used to change the password of system users. If the passwd command is executed by non-root user then it will ask for the current password and then set the new password of a user who invoked the command. When this command is executed by super user or root then it can reset the password for any user including root without knowing the current password.</text:span><text:span text:style-name="T58"> </text:span><text:a xlink:type="simple" xlink:href="http://www.linuxtechi.com/10-passwd-command-examples-in-linux/"><text:span text:style-name="T58">Here</text:span></text:a><text:span text:style-name="T58"> are some examples of how to use the command. </text:span></text:p>
      <text:p text:style-name="P18"/>
      <text:p text:style-name="P18"><text:span text:style-name="T60"><text:tab/><text:tab/>Syntax :- </text:span><text:span text:style-name="T41">passwd </text:span><text:span text:style-name="T50">[</text:span><text:span text:style-name="T41">options</text:span><text:span text:style-name="T50">]</text:span><text:span text:style-name="T41"> </text:span><text:span text:style-name="T50">[</text:span><text:span text:style-name="T41">user_name</text:span><text:span text:style-name="T50">]</text:span></text:p>
      <text:p text:style-name="P38"/>
      <text:p text:style-name="Standard"><text:span text:style-name="T60">21. </text:span><text:span text:style-name="T36">date</text:span><text:span text:style-name="T60"> :- date command</text:span> print<text:span text:style-name="T65">s</text:span> or set<text:span text:style-name="T65">s</text:span> the system date and time<text:span text:style-name="T15">.</text:span><text:span text:style-name="T58"> </text:span><text:a xlink:type="simple" xlink:href="http://www.thegeekstuff.com/2013/05/date-command-examples/"><text:span text:style-name="T58">Here</text:span></text:a><text:span text:style-name="T58"> are some examples of how to use the command. </text:span></text:p>
      <text:p text:style-name="P18"/>
      <text:p text:style-name="P21"><text:span text:style-name="T60"><text:tab/><text:tab/>Syntax :-</text:span><text:span text:style-name="Strong_20_Emphasis"><text:span text:style-name="T13">date</text:span></text:span><text:span text:style-name="T13">[</text:span><text:span text:style-name="T14">OPTION</text:span><text:span text:style-name="T13">]... [</text:span><text:span text:style-name="T14">+FORMAT</text:span><text:span text:style-name="T13">]</text:span></text:p>
      <text:p text:style-name="P31"/>
      <text:p text:style-name="P31">22. <text:span text:style-name="T28">chsh</text:span> <text:span text:style-name="T58">:- </text:span><text:a xlink:type="simple" xlink:href="http://www.rapidtables.com/code/linux/cp.htm"><text:span text:style-name="T58">Here</text:span></text:a><text:span text:style-name="T58"> are some examples of how to use the command.</text:span> </text:p>
      <text:p text:style-name="P18"/>
      <text:p text:style-name="P31"><text:tab/><text:tab/><text:span text:style-name="T37">Syntax :- </text:span><text:span text:style-name="T41">cp </text:span><text:span text:style-name="T43">[options] </text:span><text:span text:style-name="T41">source destination</text:span></text:p>
      <text:p text:style-name="P38"/>
      <text:p text:style-name="P24"><text:span text:style-name="T60">23. </text:span><text:span text:style-name="T36">ps</text:span><text:span text:style-name="T60"> :- </text:span>The ps command on linux is one of the most basic commands for viewing the processes running on the system. It provides a snapshot of the current processes along with detailed information like user id, cpu usage, memory usage, command name etc. It does not display data in real time like top or htop commands.<text:span text:style-name="T58"> </text:span><text:a xlink:type="simple" xlink:href="http://linoxide.com/how-tos/linux-ps-command-examples/"><text:span text:style-name="T58">Here</text:span></text:a><text:span text:style-name="T58"> is how to use the command. </text:span></text:p>
      <text:p text:style-name="P18"/>
      <text:p text:style-name="P31"><text:tab/><text:tab/><text:span text:style-name="T37">Syntax :- </text:span><text:span text:style-name="T41">p</text:span><text:span text:style-name="T52">s</text:span><text:span text:style-name="T41"> </text:span><text:span text:style-name="T43">[options]</text:span></text:p>
      <text:p text:style-name="P38"/>
      <text:p text:style-name="P25"><text:span text:style-name="T60">24. </text:span><text:span text:style-name="T36">top</text:span><text:span text:style-name="T60"> :- </text:span>The top program provides a dynamic real-time view of a running system. It can display system summary information, as well as a list of processes or threads currently being managed by the kernel. The types of system summary information shown and the types, order and size of information displayed for tasks are all user-configurable.<text:span text:style-name="T58"> </text:span><text:a xlink:type="simple" xlink:href="http://www.tecmint.com/12-top-command-examples-in-linux/"><text:span text:style-name="T58">Here</text:span></text:a><text:span text:style-name="T58"> are some examples of how to use the command. </text:span></text:p>
      <text:p text:style-name="P18"/>
      <text:p text:style-name="P31"><text:tab/><text:tab/><text:span text:style-name="T37">Syntax :- </text:span><text:span text:style-name="T52">to</text:span><text:span text:style-name="T41">p </text:span><text:span text:style-name="T43">[options]</text:span></text:p>
      <text:p text:style-name="P38"/>
      <text:p text:style-name="P25"><text:span text:style-name="T60">25. </text:span><text:span text:style-name="T36">kill</text:span><text:span text:style-name="T60"> :- </text:span>The kill command is used on Linux and other Unix-like operating systems to terminate processes without having to log out or reboot (i.e., restart) the computer. Thus, it is particularly important to the stability of such systems.A process, also referred to as a task, is an executing (i.e., running) instance of a program. Each process is automatically assigned a unique process identification number (PID) when it is created for use by the system to reference the process.<text:span text:style-name="T58"> </text:span><text:a xlink:type="simple" xlink:href="http://www.rapidtables.com/code/linux/cp.htm"><text:span text:style-name="T58">Here</text:span></text:a><text:span text:style-name="T58"> are some examples of how to use the command. </text:span></text:p>
      <text:p text:style-name="P18"/>
      <text:p text:style-name="P25"><text:span text:style-name="T60"><text:tab/><text:tab/>Syntax :- </text:span><text:span text:style-name="Source_20_Text"><text:span text:style-name="T10">kill [signal </text:span></text:span><text:span text:style-name="T11">or </text:span><text:span text:style-name="Source_20_Text"><text:span text:style-name="T10">option] PID(s)</text:span></text:span></text:p>
      <text:p text:style-name="P38"/>
      <text:p text:style-name="P26"><text:span text:style-name="T60">26. </text:span><text:span text:style-name="T36">who</text:span><text:span text:style-name="T60"> :- </text:span>The who command prints information about all users who are currently logged in.<text:span text:style-name="T58"> </text:span><text:a xlink:type="simple" xlink:href="https://www.ibm.com/developerworks/community/blogs/58e72888-6340-46ac-b488-d31aa4058e9c/entry/linux_who_command_with_examples61?lang=en"><text:span text:style-name="T58">Here</text:span></text:a><text:span text:style-name="T58"> is the how the command is used. </text:span></text:p>
      <text:p text:style-name="P18"/>
      <text:p text:style-name="P31"><text:tab/><text:tab/><text:span text:style-name="T37">Syntax :- </text:span><text:span text:style-name="T53">who </text:span><text:span text:style-name="T43">[options]</text:span></text:p>
      <text:p text:style-name="P38"/>
      <text:p text:style-name="P26"><text:span text:style-name="T60">27. </text:span><text:span text:style-name="T36">whoami</text:span><text:span text:style-name="T60"> :- </text:span>This command prints the username associated with the current effective user ID. Running whoami is the same as running the id command with the options -un.<text:span text:style-name="T58"> </text:span><text:a xlink:type="simple" xlink:href="http://www.computerhope.com/unix/whoami.htm"><text:span text:style-name="T58">Here</text:span></text:a><text:span text:style-name="T58"> it's shown how to use it.</text:span></text:p>
      <text:p text:style-name="P18"/>
      <text:p text:style-name="P31"><text:soft-page-break/><text:tab/><text:tab/><text:span text:style-name="T37">Syntax :- </text:span><text:span text:style-name="T53">whoami </text:span><text:span text:style-name="T43">[options]</text:span></text:p>
      <text:p text:style-name="P38"/>
      <text:p text:style-name="P32">List of disk Space commands</text:p>
      <text:p text:style-name="P31"/>
      <text:p text:style-name="P41"><text:span text:style-name="T60">28. </text:span><text:span text:style-name="T36">du</text:span><text:span text:style-name="T60"> :- </text:span>Linux du command is used for summarizing the disk usage in terms of file size. It can be used with folders to get the total disk usage. This article provides some examples on how to use du command effectively. <text:span text:style-name="T58"><text:s/></text:span><text:a xlink:type="simple" xlink:href="http://www.tecmint.com/check-linux-disk-usage-of-files-and-directories/"><text:span text:style-name="T58">Here</text:span></text:a><text:span text:style-name="T58"> are some examples of how to use the command. </text:span></text:p>
      <text:p text:style-name="P18"/>
      <text:p text:style-name="P31"><text:tab/><text:tab/><text:span text:style-name="T37">Syntax :- </text:span><text:span text:style-name="T55">du</text:span><text:span text:style-name="T41"> </text:span><text:span text:style-name="T43">[options] </text:span><text:span text:style-name="T55">file</text:span></text:p>
      <text:p text:style-name="P38"/>
      <text:p text:style-name="P41"><text:span text:style-name="T60">29. </text:span><text:span text:style-name="T36">df</text:span><text:span text:style-name="T60"> :- </text:span><text:span text:style-name="T1">On the internet you will find plenty of tools for checking disk space utilization in Linux. However, Linux has a strong built in utility called ‘</text:span><text:span text:style-name="Strong_20_Emphasis"><text:span text:style-name="T1">df</text:span></text:span><text:span text:style-name="T1">‘. The ‘</text:span><text:span text:style-name="Strong_20_Emphasis"><text:span text:style-name="T1">df</text:span></text:span><text:span text:style-name="T1">‘ command stand for “</text:span><text:span text:style-name="Strong_20_Emphasis"><text:span text:style-name="T1">disk filesystem</text:span></text:span><text:span text:style-name="T1">“, it is used to get full summary of available and used disk space usage of file system on Linux system.</text:span><text:span text:style-name="T58"> </text:span><text:a xlink:type="simple" xlink:href="http://www.tecmint.com/how-to-check-disk-space-in-linux/"><text:span text:style-name="T58">Here</text:span></text:a><text:span text:style-name="T58"> are some examples of how to use the command.</text:span></text:p>
      <text:p text:style-name="P18"/>
      <text:p text:style-name="P31"><text:tab/><text:tab/><text:span text:style-name="T37">Syntax :- </text:span><text:span text:style-name="T55">df</text:span><text:span text:style-name="T41"> </text:span><text:span text:style-name="T43">[options] </text:span><text:span text:style-name="T55">file</text:span></text:p>
      <text:p text:style-name="P38"/>
      <text:p text:style-name="Standard"><text:span text:style-name="T60">30. </text:span><text:span text:style-name="T36">free</text:span><text:span text:style-name="T60"> :- </text:span>free is a command which can give us valuable information on available RAM in Linux machine. But many new Linux users and admins misinterpret its output. In this post we will walk through its output format and show you actual free RAM. <text:a xlink:type="simple" xlink:href="http://www.tecmint.com/check-memory-usage-in-linux/"><text:span text:style-name="T58">Here</text:span></text:a><text:span text:style-name="T58"> are some examples of how to use the command. </text:span></text:p>
      <text:p text:style-name="P18"/>
      <text:p text:style-name="P31"><text:tab/><text:tab/><text:span text:style-name="T37">Syntax :- </text:span><text:span text:style-name="T55">free</text:span><text:span text:style-name="T41"> </text:span><text:span text:style-name="T43">[options]</text:span></text:p>
      <text:p text:style-name="P38"/>
      <text:p text:style-name="P32"><text:span text:style-name="T61">S</text:span>ome basic usefull commands</text:p>
      <text:p text:style-name="P31"/>
      <text:p text:style-name="P41"><text:span text:style-name="T60">31. </text:span><text:span text:style-name="T36">echo</text:span><text:span text:style-name="T60"> :- </text:span><text:span text:style-name="Strong_20_Emphasis"><text:span text:style-name="T1">echo</text:span></text:span><text:span text:style-name="Strong_20_Emphasis"> </text:span>is one of the most commonly and widely used built-in command for Linux bash and C shells, that typically used in scripting language and batch files to display a line of text/string on standard output or a file. <text:a xlink:type="simple" xlink:href="http://www.tecmint.com/echo-command-in-linux/"><text:span text:style-name="T58">Here</text:span></text:a><text:span text:style-name="T58"> are some examples of how to use the command. </text:span></text:p>
      <text:p text:style-name="P18"/>
      <text:p text:style-name="P31"><text:tab/><text:tab/><text:span text:style-name="T37">Syntax :- </text:span><text:span text:style-name="T55">echo</text:span><text:span text:style-name="T41"> </text:span><text:span text:style-name="T43">[options] </text:span><text:span text:style-name="T55">[strings]</text:span></text:p>
      <text:p text:style-name="P38"/>
      <text:p text:style-name="P41"><text:span text:style-name="T60">32. </text:span><text:span text:style-name="T36">cut</text:span><text:span text:style-name="T60"> :- </text:span>Cut command in linux is used to select sections of text from each line of files. You can use the cut command to select fields or columns from a line by specifying a delimiter or you can select a portion of text by specifying the range or characters. Basically the cut command slices a line and extracts the text.<text:span text:style-name="T58"> </text:span><text:a xlink:type="simple" xlink:href="http://www.thegeekstuff.com/2013/06/cut-command-examples/"><text:span text:style-name="T58">Here</text:span></text:a><text:span text:style-name="T58"> are some examples of how to use the command. </text:span></text:p>
      <text:p text:style-name="P18"/>
      <text:p text:style-name="P31"><text:tab/><text:tab/><text:span text:style-name="T37">Syntax :- </text:span><text:span text:style-name="T41">c</text:span><text:span text:style-name="T55">ut</text:span><text:span text:style-name="T41"> </text:span><text:span text:style-name="T43">[options] </text:span><text:span text:style-name="T55">file</text:span></text:p>
      <text:p text:style-name="P38"/>
      <text:p text:style-name="Standard"><text:span text:style-name="T60">33. </text:span><text:span text:style-name="T36">tr</text:span><text:span text:style-name="T60"> :- tr </text:span>is an <text:span text:style-name="T66">LINUX</text:span> utility for translating, or deleting, or squeezing repeated characters. It will read from STDIN and write to STDOUT. <text:a xlink:type="simple" xlink:href="http://www.thegeekstuff.com/2012/12/linux-tr-command/"><text:span text:style-name="T58">Here</text:span></text:a><text:span text:style-name="T58"> are some examples of how to use the command. </text:span></text:p>
      <text:p text:style-name="P18"/>
      <text:p text:style-name="P31"><text:tab/><text:tab/><text:span text:style-name="T37">Syntax :- </text:span><text:span text:style-name="T54">tr</text:span><text:span text:style-name="T41"> </text:span><text:span text:style-name="T43">[options] </text:span><text:span text:style-name="T41">se</text:span><text:span text:style-name="T54">t1</text:span><text:span text:style-name="T41"> s</text:span><text:span text:style-name="T54">et2</text:span></text:p>
      <text:p text:style-name="P38"/>
      <text:p text:style-name="P40"><text:span text:style-name="T60">34. </text:span><text:span text:style-name="T36">sort</text:span><text:span text:style-name="T60"> :- </text:span>Sort command is helpful to sort/order lines in text files. You can sort the data in text file and display the output on the screen, or redirect it to a file. Based on your requirement, sort provides several command line options for sorting data in a text file.<text:span text:style-name="T58"> </text:span><text:a xlink:type="simple" xlink:href="http://www.tecmint.com/sort-command-linux/"><text:span text:style-name="T58">Here</text:span></text:a><text:span text:style-name="T58"> are some examples of how to use the command. </text:span></text:p>
      <text:p text:style-name="P18"/>
      <text:p text:style-name="P31"><text:tab/><text:tab/><text:span text:style-name="T37">Syntax :- </text:span><text:span text:style-name="T54">sort</text:span><text:span text:style-name="T41"> </text:span><text:span text:style-name="T43">[options]</text:span></text:p>
      <text:p text:style-name="P38"/>
      <text:p text:style-name="P40"><text:span text:style-name="T60">35. </text:span><text:span text:style-name="T36">uniq</text:span><text:span text:style-name="T60"> :- u</text:span>niq command in unix or linux system is used to suppress the duplicate lines from a file. It discards all the successive identical lines except one from the input and writes the output.<text:span text:style-name="T58"> </text:span><text:a xlink:type="simple" xlink:href="http://www.thegeekstuff.com/2013/05/uniq-command-examples/"><text:span text:style-name="T58">Here</text:span></text:a><text:span text:style-name="T58"> </text:span><text:soft-page-break/><text:span text:style-name="T58">are some examples of how to use the command. </text:span></text:p>
      <text:p text:style-name="P18"/>
      <text:p text:style-name="P31"><text:tab/><text:tab/><text:span text:style-name="T37">Syntax :- </text:span><text:span text:style-name="T54">uniq</text:span><text:span text:style-name="T41"> </text:span><text:span text:style-name="T43">[options] </text:span><text:span text:style-name="T54">filename</text:span></text:p>
      <text:p text:style-name="P38"/>
      <text:p text:style-name="P40"><text:span text:style-name="T60">36. </text:span><text:span text:style-name="T36">paste</text:span><text:span text:style-name="T60"> :- p</text:span>aste command is one of the useful commands in unix or linux operating system. The paste command merges the lines from multiple files. The paste command sequentially writes the corresponding lines from each file separated by a TAB delimiter on the unix terminal.<text:span text:style-name="T58"> </text:span><text:a xlink:type="simple" xlink:href="https://www.google.co.in/webhp?sourceid=chrome-instant&amp;ion=1&amp;espv=2&amp;ie=UTF-8#q=paste command in linux"><text:span text:style-name="T58">Here</text:span></text:a><text:span text:style-name="T58"> are some examples of how to use the command. </text:span></text:p>
      <text:p text:style-name="P18"/>
      <text:p text:style-name="P31"><text:tab/><text:tab/><text:span text:style-name="T37">Syntax :- </text:span><text:span text:style-name="T41">p</text:span><text:span text:style-name="T54">aste</text:span><text:span text:style-name="T41"> </text:span><text:span text:style-name="T43">[options] </text:span><text:span text:style-name="T54">file</text:span></text:p>
      <text:p text:style-name="P31"><text:span text:style-name="T54"/></text:p>
      <text:p text:style-name="P22"><text:span text:style-name="T60">37. </text:span><text:span text:style-name="T36">grep</text:span><text:span text:style-name="T60"> :- </text:span><text:span text:style-name="Strong_20_Emphasis"><text:span text:style-name="T1">Grep </text:span></text:span><text:span text:style-name="T1">is a multi-purpose search tool, which is used to find specified strings or regular expressions. A variety of options exist, which make it possible to use the command in several different ways and to handle many different situations. For example, one might opt for case-insensitive search, or to display </text:span><text:span text:style-name="Strong_20_Emphasis"><text:span text:style-name="T1">only </text:span></text:span><text:span text:style-name="T1">the fragment matching the specified search pattern, or to display only the line number of an input file where the specified string or regular expression has been found.</text:span><text:span text:style-name="T58"> </text:span><text:a xlink:type="simple" xlink:href="http://www.thegeekstuff.com/2009/03/15-practical-unix-grep-command-examples/"><text:span text:style-name="T58">Here</text:span></text:a><text:span text:style-name="T58"> are some examples of how to use the command. </text:span></text:p>
      <text:p text:style-name="P18"/>
      <text:p text:style-name="P18"><text:span text:style-name="T60"><text:tab/><text:tab/>Syntax :- </text:span><text:span text:style-name="T41">grep [OPTIONS] PATTERN FILE</text:span></text:p>
      <text:p text:style-name="P38"/>
      <text:p text:style-name="P23"><text:span text:style-name="T60">38. </text:span><text:span text:style-name="T36">awk</text:span><text:span text:style-name="T60"> :- </text:span>Awk is a programming language which allows easy manipulation of structured data and the generation of formatted reports. Awk stands for the names of its authors “<text:span text:style-name="Strong_20_Emphasis">A</text:span>ho,<text:span text:style-name="Strong_20_Emphasis">W</text:span>einberger, and <text:span text:style-name="Strong_20_Emphasis">K</text:span>ernighan.”<text:span text:style-name="T58"> </text:span><text:a xlink:type="simple" xlink:href="http://www.thegeekstuff.com/2010/01/awk-introduction-tutorial-7-awk-print-examples/"><text:span text:style-name="T58">Here</text:span></text:a><text:span text:style-name="T58"> are some examples of how to use the command. </text:span></text:p>
      <text:p text:style-name="P18"/>
      <text:p text:style-name="P31"><text:tab/><text:tab/><text:span text:style-name="T37">Syntax :- </text:span><text:span text:style-name="T51">awk pattern [action] file</text:span></text:p>
      <text:p text:style-name="P38"/>
      <text:p text:style-name="P31">39. <text:span text:style-name="T28">sed</text:span> <text:span text:style-name="T58">:- </text:span><text:a xlink:type="simple" xlink:href="http://www.rapidtables.com/code/linux/cp.htm"><text:span text:style-name="T58">Here</text:span></text:a><text:span text:style-name="T58"> are some examples of how to use the command.</text:span> </text:p>
      <text:p text:style-name="P18"/>
      <text:p text:style-name="P31"><text:tab/><text:tab/><text:span text:style-name="T37">Syntax :- </text:span><text:span text:style-name="T41">cp </text:span><text:span text:style-name="T43">[options] </text:span><text:span text:style-name="T41">source destination</text:span></text:p>
      <text:p text:style-name="P38"/>
      <text:p text:style-name="P10"/>
      <text:p text:style-name="Standard"/>
      <text:p text:style-name="Standard"/>
      <text:p text:style-name="Standard"/>
      <text:p text:style-name="P34">Shell Scripting (BASH)?</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Times, serif"/>
    <style:font-face style:name="Helvetica Neue" svg:font-family="'Helvetica Neue', Helvetica, Arial, sans-serif"/>
    <style:font-face style:name="Monaco" svg:font-family="Monaco, Menlo, Consolas, 'Courier New', monospace"/>
    <style:font-face style:name="Roboto Condensed" svg:font-family="'Roboto Condensed', Arial, sans-serif"/>
    <style:font-face style:name="Times New Roman" svg:font-family="'Times New Roman'"/>
    <style:font-face style:name="Verdana" svg:font-family="Verdana, sans-serif"/>
    <style:font-face style:name="arial" svg:font-family="arial, sans-serif"/>
    <style:font-face style:name="helvetica" svg:font-family="helvetica"/>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0:48:54.219843888</meta:creation-date>
    <dc:date>2016-01-27T08:09:44.024333318</dc:date>
    <meta:editing-duration>PT14H27M17S</meta:editing-duration>
    <meta:editing-cycles>10</meta:editing-cycles>
    <meta:generator>LibreOffice/4.2.8.2$Linux_X86_64 LibreOffice_project/420m0$Build-2</meta:generator>
    <meta:document-statistic meta:table-count="0" meta:image-count="0" meta:object-count="0" meta:page-count="6" meta:paragraph-count="106" meta:word-count="2376" meta:character-count="13270" meta:non-whitespace-character-count="10887"/>
  </office:meta>
</office:document-meta>
</file>